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.547cm" fo:margin-left="0.176cm" style:page-number="auto" fo:break-before="auto" fo:break-after="auto" table:align="left" style:writing-mode="lr-tb"/>
    </style:style>
    <style:style style:name="Таблица1.A" style:family="table-column">
      <style:table-column-properties style:column-width="11.578cm"/>
    </style:style>
    <style:style style:name="Таблица1.B" style:family="table-column">
      <style:table-column-properties style:column-width="6.969cm"/>
    </style:style>
    <style:style style:name="Таблица1.1" style:family="table-row">
      <style:table-row-properties style:min-row-height="2.223cm"/>
    </style:style>
    <style:style style:name="Таблица1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top" fo:padding="0.176cm" fo:border="0.05pt solid #000000"/>
    </style:style>
    <style:style style:name="Table1" style:family="table">
      <style:table-properties style:width="18.584cm" fo:margin-left="0.176cm" table:align="left" style:writing-mode="lr-tb"/>
    </style:style>
    <style:style style:name="Table1.A" style:family="table-column">
      <style:table-column-properties style:column-width="8.573cm"/>
    </style:style>
    <style:style style:name="Table1.B" style:family="table-column">
      <style:table-column-properties style:column-width="10.012cm"/>
    </style:style>
    <style:style style:name="Table1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176cm" fo:border="0.05pt solid #000000"/>
    </style:style>
    <style:style style:name="Table1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2" style:family="table">
      <style:table-properties style:width="18.547cm" fo:margin-left="0.176cm" table:align="left" style:writing-mode="lr-tb"/>
    </style:style>
    <style:style style:name="Таблица2.A" style:family="table-column">
      <style:table-column-properties style:column-width="3.757cm"/>
    </style:style>
    <style:style style:name="Таблица2.B" style:family="table-column">
      <style:table-column-properties style:column-width="14.79cm"/>
    </style:style>
    <style:style style:name="Таблица2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top" fo:padding="0.176cm" fo:border="0.05pt solid #000000"/>
    </style:style>
    <style:style style:name="Таблица2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3" style:family="table">
      <style:table-properties style:width="18.547cm" fo:margin-left="0.176cm" table:align="left" style:writing-mode="lr-tb"/>
    </style:style>
    <style:style style:name="Таблица3.A" style:family="table-column">
      <style:table-column-properties style:column-width="4.763cm"/>
    </style:style>
    <style:style style:name="Таблица3.B" style:family="table-column">
      <style:table-column-properties style:column-width="13.785cm"/>
    </style:style>
    <style:style style:name="Таблица3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top" fo:padding="0.176cm" fo:border="0.05pt solid #000000"/>
    </style:style>
    <style:style style:name="Таблица3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4" style:family="table">
      <style:table-properties style:width="18.584cm" fo:margin-left="0.176cm" table:align="left" style:writing-mode="lr-tb"/>
    </style:style>
    <style:style style:name="Таблица4.A" style:family="table-column">
      <style:table-column-properties style:column-width="12.446cm"/>
    </style:style>
    <style:style style:name="Таблица4.B" style:family="table-column">
      <style:table-column-properties style:column-width="6.138cm"/>
    </style:style>
    <style:style style:name="Таблица4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4.B1" style:family="table-cell">
      <style:table-cell-properties style:vertical-align="top" fo:padding="0.176cm" fo:border="0.05pt solid #000000"/>
    </style:style>
    <style:style style:name="Таблица4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5" style:family="table">
      <style:table-properties style:width="18.574cm" fo:margin-left="0.176cm" table:align="left" style:writing-mode="lr-tb"/>
    </style:style>
    <style:style style:name="Таблица5.A" style:family="table-column">
      <style:table-column-properties style:column-width="18.574cm"/>
    </style:style>
    <style:style style:name="Таблица5.A1" style:family="table-cell">
      <style:table-cell-properties style:vertical-align="top" fo:padding="0.176cm" fo:border="0.05pt solid #000000"/>
    </style:style>
    <style:style style:name="Таблица5.A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Table2" style:family="table">
      <style:table-properties style:width="18.574cm" fo:margin-left="0.176cm" table:align="left" style:writing-mode="lr-tb"/>
    </style:style>
    <style:style style:name="Table2.A" style:family="table-column">
      <style:table-column-properties style:column-width="1.323cm"/>
    </style:style>
    <style:style style:name="Table2.B" style:family="table-column">
      <style:table-column-properties style:column-width="17.251cm"/>
    </style:style>
    <style:style style:name="Table2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top" fo:padding="0.176cm" fo:border="0.05pt solid #000000"/>
    </style:style>
    <style:style style:name="Table2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Table2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Table3" style:family="table">
      <style:table-properties style:width="18.574cm" fo:margin-left="0.176cm" table:align="left" style:writing-mode="lr-tb"/>
    </style:style>
    <style:style style:name="Table3.A" style:family="table-column">
      <style:table-column-properties style:column-width="18.574cm"/>
    </style:style>
    <style:style style:name="Table3.A1" style:family="table-cell">
      <style:table-cell-properties style:vertical-align="top" fo:padding="0.176cm" fo:border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8405a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rsid="001ed0e1" officeooo:paragraph-rsid="008583fc"/>
    </style:style>
    <style:style style:name="P5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rsid="001ed0e1" officeooo:paragraph-rsid="008858f0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8405a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italic" style:text-underline-style="none" fo:font-weight="normal" officeooo:paragraph-rsid="0090271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paragraph-rsid="008858f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paragraph-rsid="008858f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paragraph-rsid="0098f05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paragraph-rsid="00892d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261c1d" officeooo:paragraph-rsid="008858f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261c1d" officeooo:paragraph-rsid="008583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2437df" style:font-size-asian="10pt" style:font-size-complex="10pt"/>
    </style:style>
    <style:style style:name="P16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8583fc" style:font-size-asian="10pt" style:font-size-complex="10pt"/>
    </style:style>
    <style:style style:name="P17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8858f0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8283a3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1d0e67" style:font-size-asian="10pt" style:font-size-complex="10pt"/>
    </style:style>
    <style:style style:name="P20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rsid="001ed0e1" officeooo:paragraph-rsid="0087af6d" style:font-size-asian="10pt" style:font-size-complex="10pt"/>
    </style:style>
    <style:style style:name="P21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rsid="001ed0e1" officeooo:paragraph-rsid="008a0d91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style:text-underline-style="none" fo:font-weight="bold" officeooo:paragraph-rsid="008858f0" style:font-size-asian="10pt" style:font-weight-asian="bold" style:font-size-complex="10pt" style:font-weight-complex="bold"/>
    </style:style>
    <style:style style:name="P23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fo:font-weight="normal" officeooo:rsid="00261c1d" officeooo:paragraph-rsid="008583f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size="10pt" fo:font-weight="normal" officeooo:rsid="002556b6" officeooo:paragraph-rsid="008effd6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size="10pt" fo:font-weight="bold" officeooo:rsid="002556b6" officeooo:paragraph-rsid="0075daf0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size="10pt" fo:font-weight="bold" officeooo:paragraph-rsid="008ec3ec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size="10pt" fo:font-style="normal" officeooo:paragraph-rsid="008effd6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02e4cc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paragraph-rsid="002e4cc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paragraph-rsid="0084a0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paragraph-rsid="001d0e6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paragraph-rsid="009205b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officeooo:paragraph-rsid="008ec3e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officeooo:paragraph-rsid="0098f050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solid" style:text-underline-width="auto" style:text-underline-color="font-color" fo:font-weight="normal" officeooo:paragraph-rsid="008858f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2e4ccd" style:font-size-asian="10pt" style:font-size-complex="10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871bd9" style:font-size-asian="10pt" style:font-size-complex="10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2437df" style:font-size-asian="10pt" style:font-size-complex="10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1d0e67" style:font-size-asian="10pt" style:font-size-complex="10pt"/>
    </style:style>
    <style:style style:name="P43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8858f0" style:font-size-asian="10pt" style:font-size-complex="10pt"/>
    </style:style>
    <style:style style:name="P44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98f050" style:font-size-asian="10pt" style:font-size-complex="10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8283a3" style:font-size-asian="10pt" style:font-size-complex="10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8ec3ec" style:font-size-asian="10pt" style:font-size-complex="10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ad5208" style:font-size-asian="10pt" style:font-size-complex="10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size="10pt" officeooo:paragraph-rsid="008ec3ec" style:font-size-asian="10pt" style:font-size-complex="10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size="10pt" officeooo:paragraph-rsid="002e4ccd" style:font-size-asian="10pt" style:font-size-complex="10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rsid="002047cd" officeooo:paragraph-rsid="002047cd" style:font-size-asian="10pt" style:font-size-complex="10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rsid="001ed0e1" officeooo:paragraph-rsid="001ed0e1" style:font-size-asian="10pt" style:font-size-complex="10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rsid="001ed0e1" officeooo:paragraph-rsid="00a1e808" style:font-size-asian="10pt" style:font-size-complex="10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fo:font-weight="bold" officeooo:rsid="00261c1d" officeooo:paragraph-rsid="00261c1d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size="10pt" fo:font-weight="bold" officeooo:paragraph-rsid="002e4cc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size="10pt" fo:font-weight="bold" officeooo:paragraph-rsid="008ec3ec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size="10pt" fo:font-style="normal" officeooo:paragraph-rsid="008effd6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fo:font-weight="normal" officeooo:rsid="002556b6" officeooo:paragraph-rsid="008effd6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text-underline-style="none" fo:font-weight="normal" officeooo:paragraph-rsid="00261c1d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text-underline-style="none" officeooo:paragraph-rsid="001ed0e1" style:font-size-asian="10pt" style:font-size-complex="10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8pt" officeooo:paragraph-rsid="0029baed" style:font-size-asian="18pt" style:font-size-complex="18pt"/>
    </style:style>
    <style:style style:name="P62" style:family="paragraph" style:parent-style-name="Standard">
      <style:paragraph-properties fo:line-height="100%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63" style:family="paragraph" style:parent-style-name="Standard">
      <style:paragraph-properties fo:line-height="100%" fo:break-before="auto" fo:break-after="auto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line-height="100%" style:writing-mode="lr-tb"/>
      <style:text-properties fo:font-size="10pt" fo:font-weight="bold" officeooo:rsid="002047cd" officeooo:paragraph-rsid="002e4ccd" style:font-size-asian="10pt" style:font-weight-asian="bold" style:font-size-complex="10pt" style:font-weight-complex="bold"/>
    </style:style>
    <style:style style:name="P65" style:family="paragraph" style:parent-style-name="Standard">
      <style:paragraph-properties fo:line-height="100%" style:writing-mode="lr-tb"/>
      <style:text-properties fo:font-size="10pt" fo:font-weight="bol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line-height="100%" style:writing-mode="lr-tb"/>
      <style:text-properties fo:font-size="10pt" fo:font-weight="bold" officeooo:paragraph-rsid="002e4ccd" style:font-size-asian="10pt" style:font-weight-asian="bold" style:font-size-complex="10pt" style:font-weight-complex="bold"/>
    </style:style>
    <style:style style:name="T1" style:family="text">
      <style:text-properties fo:color="#000000" style:text-line-through-styl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2" style:family="text">
      <style:text-properties fo:color="#000000" style:text-line-through-style="none" style:font-name="Arial" fo:font-style="normal" style:text-underline-style="none" fo:font-weight="bold" officeooo:rsid="00261c1d" style:font-name-asian="Arial" style:font-style-asian="normal" style:font-weight-asian="bold" style:font-name-complex="Arial" style:font-style-complex="normal" style:font-weight-complex="bold"/>
    </style:style>
    <style:style style:name="T3" style:family="text">
      <style:text-properties fo:color="#000000" style:text-line-through-style="none" style:font-name="Arial" fo:font-style="normal" style:text-underline-style="none" fo:font-weight="bold" officeooo:rsid="00240187" style:font-name-asian="Arial" style:font-style-asian="normal" style:font-weight-asian="bold" style:font-name-complex="Arial" style:font-style-complex="normal" style:font-weight-complex="bold"/>
    </style:style>
    <style:style style:name="T4" style:family="text">
      <style:text-properties fo:color="#000000" style:text-line-through-style="none" style:font-name="Arial" fo:font-style="normal" style:text-underline-style="none" fo:font-weight="bold" officeooo:rsid="008a0d91" style:font-name-asian="Arial" style:font-style-asian="normal" style:font-weight-asian="bold" style:font-name-complex="Arial" style:font-style-complex="normal" style:font-weight-complex="bold"/>
    </style:style>
    <style:style style:name="T5" style:family="text">
      <style:text-properties fo:color="#000000" style:text-line-through-style="none" style:font-name="Arial" fo:font-style="normal" style:text-underline-style="none" fo:font-weight="bold" officeooo:rsid="00ab68ed" style:font-name-asian="Arial" style:font-style-asian="normal" style:font-weight-asian="bold" style:font-name-complex="Arial" style:font-style-complex="normal" style:font-weight-complex="bold"/>
    </style:style>
    <style:style style:name="T6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7" style:family="text">
      <style:text-properties fo:color="#000000" style:text-line-through-style="none" style:font-name="Arial" fo:font-style="normal" style:text-underline-style="none" fo:font-weight="normal" officeooo:rsid="002437df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color="#000000" style:text-line-through-style="none" style:font-name="Arial" fo:font-style="normal" style:text-underline-style="none" fo:font-weight="normal" officeooo:rsid="004f9a1c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style:font-name="Arial" fo:font-style="normal" style:text-underline-style="none" fo:font-weight="normal" officeooo:rsid="00556a48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font-name="Arial" fo:font-style="normal" style:text-underline-style="none" fo:font-weight="normal" officeooo:rsid="003353b3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font-name="Arial" fo:font-style="normal" style:text-underline-style="none" fo:font-weight="normal" officeooo:rsid="0033c978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text-line-through-style="none" style:font-name="Arial" fo:font-style="normal" style:text-underline-style="none" fo:font-weight="normal" officeooo:rsid="005224aa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color="#000000" style:text-line-through-style="none" style:font-name="Arial" fo:font-style="normal" style:text-underline-style="none" fo:font-weight="normal" officeooo:rsid="0050eec8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color="#000000" style:text-line-through-style="none" style:font-name="Arial" fo:font-style="normal" style:text-underline-style="none" fo:font-weight="normal" officeooo:rsid="003b407f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color="#000000" style:text-line-through-style="none" style:font-name="Arial" fo:font-style="normal" style:text-underline-style="none" fo:font-weight="normal" officeooo:rsid="003c7f1e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color="#000000" style:text-line-through-style="none" style:font-name="Arial" fo:font-style="normal" style:text-underline-style="none" fo:font-weight="normal" officeooo:rsid="003d714d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style:text-line-through-style="none" style:font-name="Arial" fo:font-style="normal" style:text-underline-style="none" fo:font-weight="normal" officeooo:rsid="0041174d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color="#000000" style:text-line-through-style="none" style:font-name="Arial" fo:font-style="normal" style:text-underline-style="none" fo:font-weight="normal" officeooo:rsid="00378594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color="#000000" style:text-line-through-style="none" style:font-name="Arial" fo:font-style="normal" style:text-underline-style="none" fo:font-weight="normal" officeooo:rsid="003aad93" style:font-name-asian="Arial" style:font-style-asian="normal" style:font-weight-asian="normal" style:font-name-complex="Arial" style:font-style-complex="normal" style:font-weight-complex="normal"/>
    </style:style>
    <style:style style:name="T20" style:family="text">
      <style:text-properties fo:color="#000000" style:text-line-through-style="none" style:font-name="Arial" fo:font-style="normal" style:text-underline-style="none" fo:font-weight="normal" officeooo:rsid="003fa9a0" style:font-name-asian="Arial" style:font-style-asian="normal" style:font-weight-asian="normal" style:font-name-complex="Arial" style:font-style-complex="normal" style:font-weight-complex="normal"/>
    </style:style>
    <style:style style:name="T21" style:family="text">
      <style:text-properties fo:color="#000000" style:text-line-through-style="none" style:font-name="Arial" fo:font-style="normal" style:text-underline-style="none" fo:font-weight="normal" officeooo:rsid="003fe778" style:font-name-asian="Arial" style:font-style-asian="normal" style:font-weight-asian="normal" style:font-name-complex="Arial" style:font-style-complex="normal" style:font-weight-complex="normal"/>
    </style:style>
    <style:style style:name="T22" style:family="text">
      <style:text-properties fo:color="#000000" style:text-line-through-style="none" style:font-name="Arial" fo:font-style="normal" style:text-underline-style="none" fo:font-weight="normal" officeooo:rsid="00240187" style:font-name-asian="Arial" style:font-style-asian="normal" style:font-weight-asian="normal" style:font-name-complex="Arial" style:font-style-complex="normal" style:font-weight-complex="normal"/>
    </style:style>
    <style:style style:name="T23" style:family="text">
      <style:text-properties fo:color="#000000" style:text-line-through-style="none" style:font-name="Arial" fo:font-style="normal" style:text-underline-style="none" fo:font-weight="normal" officeooo:rsid="00214df6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color="#000000" style:text-line-through-style="none" style:font-name="Arial" fo:font-style="normal" style:text-underline-style="none" fo:font-weight="normal" officeooo:rsid="0084a0fc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color="#000000" style:text-line-through-style="none" style:font-name="Arial" fo:font-style="normal" style:text-underline-style="none" fo:font-weight="normal" officeooo:rsid="008858f0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color="#000000" style:text-line-through-style="none" style:font-name="Arial" fo:font-style="normal" style:text-underline-style="none" fo:font-weight="normal" officeooo:rsid="00871bd9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color="#000000" style:text-line-through-style="none" style:font-name="Arial" fo:font-style="normal" style:text-underline-style="none" fo:font-weight="normal" officeooo:rsid="008583fc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color="#000000" style:text-line-through-style="none" style:font-name="Arial" fo:font-style="normal" style:text-underline-style="none" fo:font-weight="normal" officeooo:rsid="008a0d91" style:font-name-asian="Arial" style:font-style-asian="normal" style:font-weight-asian="normal" style:font-name-complex="Arial" style:font-style-complex="normal" style:font-weight-complex="normal"/>
    </style:style>
    <style:style style:name="T29" style:family="text">
      <style:text-properties fo:color="#000000" style:text-line-through-style="none" style:font-name="Arial" fo:font-style="normal" style:text-underline-style="none" fo:font-weight="normal" officeooo:rsid="0087af6d" style:font-name-asian="Arial" style:font-style-asian="normal" style:font-weight-asian="normal" style:font-name-complex="Arial" style:font-style-complex="normal" style:font-weight-complex="normal"/>
    </style:style>
    <style:style style:name="T30" style:family="text">
      <style:text-properties fo:color="#000000" style:text-line-through-style="none" style:font-name="Arial" fo:font-style="normal" style:text-underline-style="none" fo:font-weight="normal" officeooo:rsid="001ed0e1" style:font-name-asian="Arial" style:font-style-asian="normal" style:font-weight-asian="normal" style:font-name-complex="Arial" style:font-style-complex="normal" style:font-weight-complex="normal"/>
    </style:style>
    <style:style style:name="T31" style:family="text">
      <style:text-properties fo:color="#000000" style:text-line-through-style="none" style:font-name="Arial" fo:font-style="normal" style:text-underline-style="none" fo:font-weight="normal" officeooo:rsid="001d0e67" style:font-name-asian="Arial" style:font-style-asian="normal" style:font-weight-asian="normal" style:font-name-complex="Arial" style:font-style-complex="normal" style:font-weight-complex="normal"/>
    </style:style>
    <style:style style:name="T32" style:family="text">
      <style:text-properties fo:color="#000000" style:text-line-through-style="none" style:font-name="Arial" fo:font-style="normal" style:text-underline-style="none" fo:font-weight="normal" officeooo:rsid="008c6f0f" style:font-name-asian="Arial" style:font-style-asian="normal" style:font-weight-asian="normal" style:font-name-complex="Arial" style:font-style-complex="normal" style:font-weight-complex="normal"/>
    </style:style>
    <style:style style:name="T33" style:family="text">
      <style:text-properties fo:color="#000000" style:text-line-through-style="none" style:font-name="Arial" fo:font-style="normal" style:text-underline-style="none" fo:font-weight="normal" officeooo:rsid="008e1163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color="#000000" style:text-line-through-style="none" style:font-name="Arial" fo:font-style="normal" style:text-underline-style="none" fo:font-weight="normal" officeooo:rsid="002556b6" style:font-name-asian="Arial" style:font-style-asian="normal" style:font-weight-asian="normal" style:font-name-complex="Arial" style:font-style-complex="normal" style:font-weight-complex="normal"/>
    </style:style>
    <style:style style:name="T35" style:family="text">
      <style:text-properties fo:color="#000000" style:text-line-through-style="none" style:font-name="Arial" fo:font-style="normal" style:text-underline-style="none" fo:font-weight="normal" officeooo:rsid="007b5671" style:font-name-asian="Arial" style:font-style-asian="normal" style:font-weight-asian="normal" style:font-name-complex="Arial" style:font-style-complex="normal" style:font-weight-complex="normal"/>
    </style:style>
    <style:style style:name="T36" style:family="text">
      <style:text-properties fo:color="#000000" style:text-line-through-style="none" style:font-name="Arial" fo:font-style="normal" style:text-underline-style="none" fo:font-weight="normal" officeooo:rsid="00975c02" style:font-name-asian="Arial" style:font-style-asian="normal" style:font-weight-asian="normal" style:font-name-complex="Arial" style:font-style-complex="normal" style:font-weight-complex="normal"/>
    </style:style>
    <style:style style:name="T37" style:family="text">
      <style:text-properties fo:color="#000000" style:text-line-through-style="none" style:font-name="Arial" fo:font-style="normal" style:text-underline-style="none" fo:font-weight="normal" officeooo:rsid="009b0f16" style:font-name-asian="Arial" style:font-style-asian="normal" style:font-weight-asian="normal" style:font-name-complex="Arial" style:font-style-complex="normal" style:font-weight-complex="normal"/>
    </style:style>
    <style:style style:name="T38" style:family="text">
      <style:text-properties fo:color="#000000" style:text-line-through-style="none" style:font-name="Arial" fo:font-style="normal" style:text-underline-style="none" fo:font-weight="normal" officeooo:rsid="009d8d2d" style:font-name-asian="Arial" style:font-style-asian="normal" style:font-weight-asian="normal" style:font-name-complex="Arial" style:font-style-complex="normal" style:font-weight-complex="normal"/>
    </style:style>
    <style:style style:name="T39" style:family="text">
      <style:text-properties fo:color="#000000" style:text-line-through-style="none" style:font-name="Arial" fo:font-style="normal" style:text-underline-style="none" fo:font-weight="normal" officeooo:rsid="009e6949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fo:color="#000000" style:text-line-through-style="none" style:font-name="Arial" fo:font-style="normal" style:text-underline-style="none" fo:font-weight="normal" officeooo:rsid="009ffdee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fo:color="#000000" style:text-line-through-style="none" style:font-name="Arial" fo:font-style="normal" style:text-underline-style="none" fo:font-weight="normal" officeooo:rsid="00a1e808" style:font-name-asian="Arial" style:font-style-asian="normal" style:font-weight-asian="normal" style:font-name-complex="Arial" style:font-style-complex="normal" style:font-weight-complex="normal"/>
    </style:style>
    <style:style style:name="T42" style:family="text">
      <style:text-properties fo:color="#000000" style:text-line-through-style="none" style:font-name="Arial" fo:font-style="normal" style:text-underline-style="none" fo:font-weight="normal" officeooo:rsid="0077da02" style:font-name-asian="Arial" style:font-style-asian="normal" style:font-weight-asian="normal" style:font-name-complex="Arial" style:font-style-complex="normal" style:font-weight-complex="normal"/>
    </style:style>
    <style:style style:name="T43" style:family="text">
      <style:text-properties fo:color="#000000" style:text-line-through-style="none" style:font-name="Arial" fo:font-style="normal" style:text-underline-style="none" fo:font-weight="normal" officeooo:rsid="0077c794" style:font-name-asian="Arial" style:font-style-asian="normal" style:font-weight-asian="normal" style:font-name-complex="Arial" style:font-style-complex="normal" style:font-weight-complex="normal"/>
    </style:style>
    <style:style style:name="T44" style:family="text">
      <style:text-properties fo:color="#000000" style:text-line-through-style="none" style:font-name="Arial" fo:font-style="normal" style:text-underline-style="none" fo:font-weight="normal" officeooo:rsid="0076f754" style:font-name-asian="Arial" style:font-style-asian="normal" style:font-weight-asian="normal" style:font-name-complex="Arial" style:font-style-complex="normal" style:font-weight-complex="normal"/>
    </style:style>
    <style:style style:name="T45" style:family="text">
      <style:text-properties fo:color="#000000" style:text-line-through-style="none" style:font-name="Arial" fo:font-style="normal" style:text-underline-style="none" fo:font-weight="normal" officeooo:rsid="00790418" style:font-name-asian="Arial" style:font-style-asian="normal" style:font-weight-asian="normal" style:font-name-complex="Arial" style:font-style-complex="normal" style:font-weight-complex="normal"/>
    </style:style>
    <style:style style:name="T46" style:family="text">
      <style:text-properties fo:color="#000000" style:text-line-through-style="none" style:font-name="Arial" fo:font-style="normal" style:text-underline-style="none" fo:font-weight="normal" officeooo:rsid="0079bf7a" style:font-name-asian="Arial" style:font-style-asian="normal" style:font-weight-asian="normal" style:font-name-complex="Arial" style:font-style-complex="normal" style:font-weight-complex="normal"/>
    </style:style>
    <style:style style:name="T47" style:family="text">
      <style:text-properties fo:color="#000000" style:text-line-through-style="none" style:font-name="Arial" fo:font-style="normal" style:text-underline-style="none" fo:font-weight="normal" officeooo:rsid="007ad9a3" style:font-name-asian="Arial" style:font-style-asian="normal" style:font-weight-asian="normal" style:font-name-complex="Arial" style:font-style-complex="normal" style:font-weight-complex="normal"/>
    </style:style>
    <style:style style:name="T48" style:family="text">
      <style:text-properties fo:color="#000000" style:text-line-through-style="none" style:font-name="Arial" fo:font-style="normal" style:text-underline-style="none" fo:font-weight="normal" officeooo:rsid="00a395dc" style:font-name-asian="Arial" style:font-style-asian="normal" style:font-weight-asian="normal" style:font-name-complex="Arial" style:font-style-complex="normal" style:font-weight-complex="normal"/>
    </style:style>
    <style:style style:name="T49" style:family="text">
      <style:text-properties fo:color="#000000" style:text-line-through-style="none" style:font-name="Arial" fo:font-style="normal" style:text-underline-style="none" fo:font-weight="normal" officeooo:rsid="00a3ca28" style:font-name-asian="Arial" style:font-style-asian="normal" style:font-weight-asian="normal" style:font-name-complex="Arial" style:font-style-complex="normal" style:font-weight-complex="normal"/>
    </style:style>
    <style:style style:name="T50" style:family="text">
      <style:text-properties fo:color="#000000" style:text-line-through-style="none" style:font-name="Arial" fo:font-style="normal" style:text-underline-style="none" fo:font-weight="normal" officeooo:rsid="00ad5208" style:font-name-asian="Arial" style:font-style-asian="normal" style:font-weight-asian="normal" style:font-name-complex="Arial" style:font-style-complex="normal" style:font-weight-complex="normal"/>
    </style:style>
    <style:style style:name="T51" style:family="text">
      <style:text-properties fo:color="#000000" style:text-line-through-style="none" style:font-name="Arial" fo:font-style="normal" style:text-underline-style="none" officeooo:rsid="008583fc" style:font-name-asian="Arial" style:font-style-asian="normal" style:font-name-complex="Arial" style:font-style-complex="normal"/>
    </style:style>
    <style:style style:name="T52" style:family="text">
      <style:text-properties fo:color="#000000" style:text-line-through-style="none" style:font-name="Arial" fo:font-style="normal" style:text-underline-style="none" officeooo:rsid="00871bd9" style:font-name-asian="Arial" style:font-style-asian="normal" style:font-name-complex="Arial" style:font-style-complex="normal"/>
    </style:style>
    <style:style style:name="T53" style:family="text">
      <style:text-properties fo:color="#000000" style:text-line-through-style="none" style:font-name="Arial" fo:font-style="normal" style:text-underline-style="none" officeooo:rsid="008c6f0f" style:font-name-asian="Arial" style:font-style-asian="normal" style:font-name-complex="Arial" style:font-style-complex="normal"/>
    </style:style>
    <style:style style:name="T54" style:family="text">
      <style:text-properties fo:color="#000000" style:text-line-through-style="none" style:font-name="Arial" fo:font-style="normal" style:text-underline-style="none" officeooo:rsid="0077da02" style:font-name-asian="Arial" style:font-style-asian="normal" style:font-name-complex="Arial" style:font-style-complex="normal"/>
    </style:style>
    <style:style style:name="T55" style:family="text">
      <style:text-properties fo:color="#000000" style:text-line-through-style="none" style:font-name="Arial" fo:font-style="normal" style:text-underline-style="none" officeooo:rsid="0077c794" style:font-name-asian="Arial" style:font-style-asian="normal" style:font-name-complex="Arial" style:font-style-complex="normal"/>
    </style:style>
    <style:style style:name="T56" style:family="text">
      <style:text-properties fo:color="#000000" style:text-line-through-style="none" style:font-name="Arial" fo:font-style="normal" style:text-underline-style="none" officeooo:rsid="0076f754" style:font-name-asian="Arial" style:font-style-asian="normal" style:font-name-complex="Arial" style:font-style-complex="normal"/>
    </style:style>
    <style:style style:name="T57" style:family="text">
      <style:text-properties fo:color="#000000" style:text-line-through-style="none" style:font-name="Arial" fo:font-style="normal" style:text-underline-style="none" officeooo:rsid="00790418" style:font-name-asian="Arial" style:font-style-asian="normal" style:font-name-complex="Arial" style:font-style-complex="normal"/>
    </style:style>
    <style:style style:name="T58" style:family="text">
      <style:text-properties fo:color="#000000" style:text-line-through-style="none" style:font-name="Arial" fo:font-style="normal" style:text-underline-style="none" officeooo:rsid="0079bf7a" style:font-name-asian="Arial" style:font-style-asian="normal" style:font-name-complex="Arial" style:font-style-complex="normal"/>
    </style:style>
    <style:style style:name="T59" style:family="text">
      <style:text-properties fo:color="#000000" style:text-line-through-style="none" style:font-name="Arial" fo:font-style="normal" style:text-underline-style="none" officeooo:rsid="007ad9a3" style:font-name-asian="Arial" style:font-style-asian="normal" style:font-name-complex="Arial" style:font-style-complex="normal"/>
    </style:style>
    <style:style style:name="T60" style:family="text">
      <style:text-properties fo:color="#000000" style:text-line-through-style="none" style:font-name="Arial" fo:font-style="normal" style:font-name-asian="Arial" style:font-style-asian="normal" style:font-name-complex="Arial" style:font-style-complex="normal"/>
    </style:style>
    <style:style style:name="T61" style:family="text">
      <style:text-properties fo:color="#000000" style:text-line-through-style="none" style:font-name="Arial" fo:font-style="normal" officeooo:rsid="00261c1d" style:font-name-asian="Arial" style:font-style-asian="normal" style:font-name-complex="Arial" style:font-style-complex="normal"/>
    </style:style>
    <style:style style:name="T62" style:family="text">
      <style:text-properties fo:color="#000000" style:text-line-through-style="none" style:font-name="Arial" fo:font-style="normal" style:text-underline-style="solid" style:text-underline-width="auto" style:text-underline-color="font-color" fo:font-weight="bold" style:font-name-asian="Arial" style:font-style-asian="normal" style:font-weight-asian="bold" style:font-name-complex="Arial" style:font-style-complex="normal" style:font-weight-complex="bold"/>
    </style:style>
    <style:style style:name="T63" style:family="text">
      <style:text-properties fo:color="#000000" style:text-line-through-style="none" style:font-name="Ari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64" style:family="text">
      <style:text-properties fo:color="#000000" style:text-line-through-style="none" style:font-name="Arial"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6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6" style:family="text">
      <style:text-properties fo:color="#000000" style:text-line-through-style="none" style:font-name="Arial" fo:font-size="10pt" fo:font-style="normal" style:text-underline-style="none" fo:font-weight="normal" officeooo:rsid="008858f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7" style:family="text">
      <style:text-properties fo:color="#000000" style:text-line-through-style="none" style:font-name="Arial" fo:font-size="10pt" fo:font-style="normal" style:text-underline-style="none" fo:font-weight="normal" officeooo:rsid="0084a0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8" style:family="text">
      <style:text-properties fo:color="#000000" style:text-line-through-style="none" style:font-name="Arial" fo:font-size="10pt" fo:font-style="normal" style:text-underline-style="none" fo:font-weight="normal" officeooo:rsid="008583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9" style:family="text">
      <style:text-properties fo:color="#000000" style:text-line-through-style="none" style:font-name="Arial" fo:font-size="10pt" fo:font-style="normal" style:text-underline-style="none" fo:font-weight="normal" officeooo:rsid="0087af6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0" style:family="text">
      <style:text-properties fo:color="#000000" style:text-line-through-style="none" style:font-name="Arial" fo:font-style="italic" style:text-underline-style="none" fo:font-weight="normal" style:font-name-asian="Arial" style:font-style-asian="italic" style:font-weight-asian="normal" style:font-name-complex="Arial" style:font-style-complex="italic" style:font-weight-complex="normal"/>
    </style:style>
    <style:style style:name="T71" style:family="text">
      <style:text-properties fo:color="#000000" style:text-line-through-style="none" style:font-name="Arial" fo:font-style="italic" style:text-underline-style="none" fo:font-weight="normal" officeooo:rsid="001ed0e1" style:font-name-asian="Arial" style:font-style-asian="italic" style:font-weight-asian="normal" style:font-name-complex="Arial" style:font-style-complex="italic" style:font-weight-complex="normal"/>
    </style:style>
    <style:style style:name="T72" style:family="text">
      <style:text-properties fo:color="#000000" style:text-line-through-style="none" style:font-name="Arial" fo:font-style="italic" style:text-underline-style="none" fo:font-weight="normal" officeooo:rsid="00871bd9" style:font-name-asian="Arial" style:font-style-asian="italic" style:font-weight-asian="normal" style:font-name-complex="Arial" style:font-style-complex="italic" style:font-weight-complex="normal"/>
    </style:style>
    <style:style style:name="T73" style:family="text">
      <style:text-properties fo:color="#000000" style:text-line-through-style="none" style:font-name="Arial" fo:font-style="italic" style:text-underline-style="none" fo:font-weight="normal" officeooo:rsid="008a0d91" style:font-name-asian="Arial" style:font-style-asian="italic" style:font-weight-asian="normal" style:font-name-complex="Arial" style:font-style-complex="italic" style:font-weight-complex="normal"/>
    </style:style>
    <style:style style:name="T74" style:family="text">
      <style:text-properties fo:color="#000000" style:text-line-through-style="none" style:font-name="Arial" fo:font-style="italic" style:text-underline-style="none" fo:font-weight="normal" officeooo:rsid="00975c02" style:font-name-asian="Arial" style:font-style-asian="italic" style:font-weight-asian="normal" style:font-name-complex="Arial" style:font-style-complex="italic" style:font-weight-complex="normal"/>
    </style:style>
    <style:style style:name="T75" style:family="text">
      <style:text-properties fo:color="#000000" style:text-line-through-style="none" style:font-name="Arial" fo:font-style="italic" style:text-underline-style="none" fo:font-weight="normal" officeooo:rsid="009d8d2d" style:font-name-asian="Arial" style:font-style-asian="italic" style:font-weight-asian="normal" style:font-name-complex="Arial" style:font-style-complex="italic" style:font-weight-complex="normal"/>
    </style:style>
    <style:style style:name="T76" style:family="text">
      <style:text-properties fo:color="#000000" style:text-line-through-style="none" style:font-name="Arial" fo:font-style="italic" style:text-underline-style="none" fo:font-weight="normal" officeooo:rsid="009e6949" style:font-name-asian="Arial" style:font-style-asian="italic" style:font-weight-asian="normal" style:font-name-complex="Arial" style:font-style-complex="italic" style:font-weight-complex="normal"/>
    </style:style>
    <style:style style:name="T77" style:family="text">
      <style:text-properties fo:color="#000000" style:text-line-through-style="none" style:font-name="Arial" fo:font-style="italic" style:text-underline-style="none" fo:font-weight="normal" officeooo:rsid="009ffdee" style:font-name-asian="Arial" style:font-style-asian="italic" style:font-weight-asian="normal" style:font-name-complex="Arial" style:font-style-complex="italic" style:font-weight-complex="normal"/>
    </style:style>
    <style:style style:name="T78" style:family="text">
      <style:text-properties fo:color="#000000" style:text-line-through-style="none" style:font-name="Arial" fo:font-style="italic" style:text-underline-style="none" fo:font-weight="normal" officeooo:rsid="00ae7623" style:font-name-asian="Arial" style:font-style-asian="italic" style:font-weight-asian="normal" style:font-name-complex="Arial" style:font-style-complex="italic" style:font-weight-complex="normal"/>
    </style:style>
    <style:style style:name="T79" style:family="text">
      <style:text-properties fo:color="#000000" style:text-line-through-style="none" style:text-position="super 58%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a1e808" style:font-weight-asian="bold" style:font-weight-complex="bold"/>
    </style:style>
    <style:style style:name="T8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3" style:family="text">
      <style:text-properties officeooo:rsid="002047cd"/>
    </style:style>
    <style:style style:name="T84" style:family="text">
      <style:text-properties officeooo:rsid="00261c1d"/>
    </style:style>
    <style:style style:name="T85" style:family="text">
      <style:text-properties officeooo:rsid="004423ce"/>
    </style:style>
    <style:style style:name="T86" style:family="text">
      <style:text-properties officeooo:rsid="00470c78"/>
    </style:style>
    <style:style style:name="T87" style:family="text">
      <style:text-properties officeooo:rsid="00487f19"/>
    </style:style>
    <style:style style:name="T88" style:family="text">
      <style:text-properties officeooo:rsid="004a01fd"/>
    </style:style>
    <style:style style:name="T89" style:family="text">
      <style:text-properties officeooo:rsid="004b615f"/>
    </style:style>
    <style:style style:name="T90" style:family="text">
      <style:text-properties officeooo:rsid="004bd4d4"/>
    </style:style>
    <style:style style:name="T91" style:family="text">
      <style:text-properties officeooo:rsid="004dcb76"/>
    </style:style>
    <style:style style:name="T92" style:family="text">
      <style:text-properties officeooo:rsid="004e710c"/>
    </style:style>
    <style:style style:name="T93" style:family="text">
      <style:text-properties officeooo:rsid="00574c19"/>
    </style:style>
    <style:style style:name="T94" style:family="text">
      <style:text-properties officeooo:rsid="0058cf9a"/>
    </style:style>
    <style:style style:name="T95" style:family="text">
      <style:text-properties officeooo:rsid="00608611"/>
    </style:style>
    <style:style style:name="T96" style:family="text">
      <style:text-properties officeooo:rsid="0061184f"/>
    </style:style>
    <style:style style:name="T97" style:family="text">
      <style:text-properties officeooo:rsid="0062aae2"/>
    </style:style>
    <style:style style:name="T98" style:family="text">
      <style:text-properties officeooo:rsid="0065a113"/>
    </style:style>
    <style:style style:name="T99" style:family="text">
      <style:text-properties officeooo:rsid="0065f94b"/>
    </style:style>
    <style:style style:name="T100" style:family="text">
      <style:text-properties officeooo:rsid="00677e09"/>
    </style:style>
    <style:style style:name="T101" style:family="text">
      <style:text-properties officeooo:rsid="00695936"/>
    </style:style>
    <style:style style:name="T102" style:family="text">
      <style:text-properties officeooo:rsid="006ac420"/>
    </style:style>
    <style:style style:name="T103" style:family="text">
      <style:text-properties officeooo:rsid="006ea4c1"/>
    </style:style>
    <style:style style:name="T104" style:family="text">
      <style:text-properties officeooo:rsid="006ebaa7"/>
    </style:style>
    <style:style style:name="T105" style:family="text">
      <style:text-properties officeooo:rsid="007049b2"/>
    </style:style>
    <style:style style:name="T106" style:family="text">
      <style:text-properties officeooo:rsid="00720e69"/>
    </style:style>
    <style:style style:name="T107" style:family="text">
      <style:text-properties officeooo:rsid="0073fbd9"/>
    </style:style>
    <style:style style:name="T108" style:family="text">
      <style:text-properties officeooo:rsid="0075daf0"/>
    </style:style>
    <style:style style:name="T109" style:family="text">
      <style:text-properties officeooo:rsid="0075e8ec"/>
    </style:style>
    <style:style style:name="T110" style:family="text">
      <style:text-properties officeooo:rsid="0076f754"/>
    </style:style>
    <style:style style:name="T111" style:family="text">
      <style:text-properties officeooo:rsid="007d410d"/>
    </style:style>
    <style:style style:name="T112" style:family="text">
      <style:text-properties officeooo:rsid="007eb531"/>
    </style:style>
    <style:style style:name="T113" style:family="text">
      <style:text-properties officeooo:rsid="0084a0fc"/>
    </style:style>
    <style:style style:name="T114" style:family="text">
      <style:text-properties officeooo:rsid="008583fc"/>
    </style:style>
    <style:style style:name="T115" style:family="text">
      <style:text-properties officeooo:rsid="00871bd9"/>
    </style:style>
    <style:style style:name="T116" style:family="text">
      <style:text-properties officeooo:rsid="008858f0"/>
    </style:style>
    <style:style style:name="T117" style:family="text">
      <style:text-properties style:text-underline-style="none"/>
    </style:style>
    <style:style style:name="T118" style:family="text">
      <style:text-properties style:text-underline-style="none" officeooo:rsid="00574c19"/>
    </style:style>
    <style:style style:name="T119" style:family="text">
      <style:text-properties style:text-underline-style="none" officeooo:rsid="0058cf9a"/>
    </style:style>
    <style:style style:name="T120" style:family="text">
      <style:text-properties officeooo:rsid="00892dc6"/>
    </style:style>
    <style:style style:name="T121" style:family="text">
      <style:text-properties fo:font-size="10pt" style:font-size-asian="10pt" style:font-size-complex="10pt"/>
    </style:style>
    <style:style style:name="T122" style:family="text">
      <style:text-properties fo:font-size="10pt" officeooo:rsid="005a1adc" style:font-size-asian="10pt" style:font-size-complex="10pt"/>
    </style:style>
    <style:style style:name="T123" style:family="text">
      <style:text-properties fo:font-size="10pt" officeooo:rsid="008405a3" style:font-size-asian="10pt" style:font-size-complex="10pt"/>
    </style:style>
    <style:style style:name="T124" style:family="text">
      <style:text-properties fo:font-size="10pt" officeooo:rsid="0090271c" style:font-size-asian="10pt" style:font-size-complex="10pt"/>
    </style:style>
    <style:style style:name="T125" style:family="text">
      <style:text-properties officeooo:rsid="008effd6"/>
    </style:style>
    <style:style style:name="T126" style:family="text">
      <style:text-properties officeooo:rsid="009205b6"/>
    </style:style>
    <style:style style:name="T127" style:family="text">
      <style:text-properties officeooo:rsid="00975c02"/>
    </style:style>
    <style:style style:name="T128" style:family="text">
      <style:text-properties officeooo:rsid="0098f050"/>
    </style:style>
    <style:style style:name="T129" style:family="text">
      <style:text-properties officeooo:rsid="009b0f16"/>
    </style:style>
    <style:style style:name="T130" style:family="text">
      <style:text-properties officeooo:rsid="00a18ee3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officeooo:rsid="00a18ee3" style:font-style-asian="italic" style:font-style-complex="italic"/>
    </style:style>
    <style:style style:name="T133" style:family="text">
      <style:text-properties officeooo:rsid="00ab73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1"><text:span text:style-name="T1">ALEXAND</text:span><text:span text:style-name="T2">E</text:span><text:span text:style-name="T1">R MURASHKIN</text:span></text:p>
            <text:p text:style-name="P7"><text:span text:style-name="T124">University of Waterloo, MMath</text:span></text:p>
            <text:p text:style-name="P3"><text:span text:style-name="T124"/></text:p>
            <text:p text:style-name="P3"><text:span text:style-name="T124">Homepage and projects</text:span><text:span text:style-name="T122">: <text:s/></text:span><text:a xlink:type="simple" xlink:href="http://www.student.cs.uwaterloo.ca/~amurashk/"><text:span text:style-name="T123">www.student.cs.uwaterloo.ca/~amurashk/</text:span></text:a></text:p>
          </table:table-cell>
          <table:table-cell table:style-name="Таблица1.B1" office:value-type="string">
            <text:p text:style-name="P2"><text:span text:style-name="T65">E-mail: <text:s text:c="6"/></text:span><text:a xlink:type="simple" xlink:href="mailto:amurashk@gsd.uwaterloo.ca"><text:span text:style-name="T121">amurashk</text:span></text:a><text:a xlink:type="simple" xlink:href="mailto:amurashk@gsd.uwaterloo.ca"><text:span text:style-name="T121">@</text:span></text:a><text:a xlink:type="simple" xlink:href="mailto:amurashk@gsd.uwaterloo.ca"><text:span text:style-name="T121">gsd</text:span></text:a><text:a xlink:type="simple" xlink:href="mailto:amurashk@gsd.uwaterloo.ca"><text:span text:style-name="T121">.</text:span></text:a><text:a xlink:type="simple" xlink:href="mailto:amurashk@gsd.uwaterloo.ca"><text:span text:style-name="T121">uwaterloo</text:span></text:a><text:a xlink:type="simple" xlink:href="mailto:amurashk@gsd.uwaterloo.ca"><text:span text:style-name="T121">.</text:span></text:a><text:a xlink:type="simple" xlink:href="mailto:amurashk@gsd.uwaterloo.ca"><text:span text:style-name="T121">ca</text:span></text:a></text:p>
            <text:p text:style-name="P45"><text:span text:style-name="T6">Phone: <text:s text:c="6"/>+1 </text:span><text:span text:style-name="T30">(</text:span><text:span text:style-name="T6">226</text:span><text:span text:style-name="T30">)</text:span><text:span text:style-name="T6"> 600-5529</text:span></text:p>
            <text:p text:style-name="P18"><text:span text:style-name="T6">Address: <text:s text:c="3"/></text:span><text:span text:style-name="T31">#4-354 Erb St W</text:span><text:span text:style-name="T6">, </text:span></text:p>
            <text:p text:style-name="P19"><text:span text:style-name="T6"><text:s text:c="18"/>Waterloo, O</text:span><text:span text:style-name="T31">N,</text:span><text:span text:style-name="T6"> Canada</text:span></text:p>
          </table:table-cell>
        </table:table-row>
      </table:table>
      <text:p text:style-name="P1"/>
      <text:p text:style-name="P55">Professional Knowledge and Skills</text:p>
      <text:p text:style-name="P4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<text:span text:style-name="T7">C</text:span><text:span text:style-name="T6">lient-server architecture </text:span><text:span text:style-name="T7">and website development skills</text:span></text:p>
          </table:table-cell>
          <table:table-cell table:style-name="Table1.B1" office:value-type="string">
            <text:p text:style-name="P40"><text:span text:style-name="T8">Javascript, </text:span><text:span text:style-name="T9">AJAX, </text:span><text:span text:style-name="T8">JQuery, </text:span><text:span text:style-name="T7">Node.JS, </text:span><text:span text:style-name="T10">Angular.JS, </text:span><text:span text:style-name="T11">D3.js, Zend </text:span><text:span text:style-name="T12">Framework, Drupal </text:span><text:span text:style-name="T13">CMF</text:span><text:span text:style-name="T12">, </text:span><text:span text:style-name="T6">PHP, SQL, HTML, CSS</text:span></text:p>
          </table:table-cell>
        </table:table-row>
        <table:table-row>
          <table:table-cell table:style-name="Table1.A2" office:value-type="string">
            <text:p text:style-name="P28">Desktop/standalone application development</text:p>
          </table:table-cell>
          <table:table-cell table:style-name="Table1.B2" office:value-type="string">
            <text:p text:style-name="P30">Java, <text:span text:style-name="T87">Maven, </text:span><text:span text:style-name="T88">Microsoft Visual </text:span>C#, <text:span text:style-name="T85">WPF, </text:span>Delphi</text:p>
          </table:table-cell>
        </table:table-row>
        <table:table-row>
          <table:table-cell table:style-name="Table1.A2" office:value-type="string">
            <text:p text:style-name="P30">Operating system <text:span text:style-name="T86">design</text:span>, real-time and embedded <text:span text:style-name="T115">system </text:span>programming</text:p>
          </table:table-cell>
          <table:table-cell table:style-name="Table1.B2" office:value-type="string">
            <text:p text:style-name="P39"><text:span text:style-name="T14">C </text:span><text:span text:style-name="T15">language</text:span><text:span text:style-name="T14">, </text:span><text:span text:style-name="T16">m</text:span><text:span text:style-name="T6">icro</text:span><text:span text:style-name="T17">-</text:span><text:span text:style-name="T6">kernel </text:span><text:span text:style-name="T18">design</text:span><text:span text:style-name="T6">, Märklin Digital Interface, </text:span><text:span text:style-name="T7">ARM </text:span><text:span text:style-name="T19">and Intel assembl</text:span><text:span text:style-name="T20">y</text:span><text:span text:style-name="T7"> </text:span><text:span text:style-name="T19">language</text:span><text:span text:style-name="T21">s</text:span></text:p>
          </table:table-cell>
        </table:table-row>
        <table:table-row>
          <table:table-cell table:style-name="Table1.A2" office:value-type="string">
            <text:p text:style-name="P30">Mobile application develop<text:span text:style-name="T89">ment</text:span></text:p>
          </table:table-cell>
          <table:table-cell table:style-name="Table1.B2" office:value-type="string">
            <text:p text:style-name="P30">Android <text:span text:style-name="T90">Platform</text:span>, Windows Phone 7, SQLite</text:p>
          </table:table-cell>
        </table:table-row>
        <table:table-row>
          <table:table-cell table:style-name="Table1.A2" office:value-type="string">
            <text:p text:style-name="P30">Game development and computer graphics</text:p>
          </table:table-cell>
          <table:table-cell table:style-name="Table1.B2" office:value-type="string">
            <text:p text:style-name="P30">OpenGL, Physics/Math <text:span text:style-name="T91">skills, </text:span><text:span text:style-name="T92">computational geometry</text:span></text:p>
          </table:table-cell>
        </table:table-row>
        <table:table-row>
          <table:table-cell table:style-name="Table1.A2" office:value-type="string">
            <text:p text:style-name="P30">Domain, feature and architectural modeling</text:p>
          </table:table-cell>
          <table:table-cell table:style-name="Table1.B2" office:value-type="string">
            <text:p text:style-name="P30">UML, <text:span text:style-name="T95">SysML, </text:span><text:span text:style-name="T96">AADL, Clafer language</text:span></text:p>
          </table:table-cell>
        </table:table-row>
        <table:table-row>
          <table:table-cell table:style-name="Table1.A2" office:value-type="string">
            <text:p text:style-name="P31"><text:span text:style-name="T113">IDEs and version control systems</text:span></text:p>
          </table:table-cell>
          <table:table-cell table:style-name="Table1.B2" office:value-type="string">
            <text:p text:style-name="P31"><text:span text:style-name="T113">Git / GitHub, Eclipse, Sublime Text</text:span></text:p>
          </table:table-cell>
        </table:table-row>
      </table:table>
      <text:p text:style-name="P64"/>
      <text:p text:style-name="P66"><text:span text:style-name="T83">Higher </text:span>Education</text:p>
      <text:p text:style-name="P6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2">2012 – <text:span text:style-name="T93">Aug.2014 (exp</text:span><text:span text:style-name="T94">ected</text:span><text:span text:style-name="T93">)</text:span></text:p>
          </table:table-cell>
          <table:table-cell table:style-name="Таблица2.B1" office:value-type="string">
            <text:p text:style-name="P41"><text:span text:style-name="T1">MMath</text:span><text:span text:style-name="T6"> </text:span><text:span text:style-name="T22">in </text:span><text:span text:style-name="T6">Computer Science, </text:span><text:span text:style-name="T1">University of Waterloo</text:span><text:span text:style-name="T6">, </text:span></text:p>
            <text:p text:style-name="P15"><text:span text:style-name="T7">Waterloo, ON, </text:span><text:span text:style-name="T22">Canada</text:span><text:span text:style-name="T1">.</text:span><text:span text:style-name="T6"> Average: 93 / 100</text:span></text:p>
          </table:table-cell>
        </table:table-row>
        <table:table-row>
          <table:table-cell table:style-name="Таблица2.A2" office:value-type="string">
            <text:p text:style-name="P42"><text:span text:style-name="T6">2008 </text:span>– <text:span text:style-name="T6">2012</text:span></text:p>
          </table:table-cell>
          <table:table-cell table:style-name="Таблица2.B2" office:value-type="string">
            <text:p text:style-name="P41"><text:span text:style-name="T1">B</text:span><text:span text:style-name="T3">S</text:span><text:span text:style-name="T1">c</text:span><text:span text:style-name="T6"> </text:span><text:span text:style-name="T22">in Computer Systems and Software, </text:span><text:span text:style-name="T6">Kazakh-British Technical University, </text:span><text:span text:style-name="T23">Almaty, Republic of Kazakhstan.</text:span><text:span text:style-name="T6"> Average: 3.97 / 4.00. </text:span></text:p>
          </table:table-cell>
        </table:table-row>
      </table:table>
      <text:p text:style-name="P63"/>
      <text:p text:style-name="P54"><text:span text:style-name="T120">Work</text:span> <text:span text:style-name="T120">Experience</text:span></text:p>
      <text:p text:style-name="P6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6"><text:span text:style-name="T117">Sept 2012 – </text:span><text:span text:style-name="T118">Aug 2014 (exp</text:span><text:span text:style-name="T119">ected</text:span><text:span text:style-name="T118">)</text:span></text:p>
            <text:p text:style-name="P14">University of Waterloo</text:p>
            <text:p text:style-name="P8"><text:span text:style-name="T116"/></text:p>
            <text:p text:style-name="P8"><text:span text:style-name="T116">Waterloo, ON, Canada</text:span></text:p>
          </table:table-cell>
          <table:table-cell table:style-name="Таблица3.B1" office:value-type="string">
            <text:p text:style-name="P38"><text:span text:style-name="T1">Graduate Research Assistant </text:span><text:span text:style-name="T4">and </text:span><text:span text:style-name="T5">MMAth </text:span><text:span text:style-name="T4">Student</text:span></text:p>
            <text:list xml:id="list7755245122345403019" text:style-name="LS1">
              <text:list-item>
                <text:p text:style-name="P20"><text:span text:style-name="T24">Designed a </text:span><text:span text:style-name="T25">web-based </text:span><text:span text:style-name="T24">tool set for domain modeling, instantiation, visualization and exploration of variability models </text:span><text:span text:style-name="T26">(</text:span><text:span text:style-name="T72">Node.JS, JQuery</text:span><text:span text:style-name="T26">):</text:span></text:p>
                <text:list>
                  <text:list-item>
                    <text:p text:style-name="P4"><text:span text:style-name="T66">The t</text:span><text:span text:style-name="T67">ool s</text:span><text:span text:style-name="T68">et</text:span><text:span text:style-name="T67"> </text:span><text:span text:style-name="T68">is</text:span><text:span text:style-name="T67"> </text:span><text:span text:style-name="T68">being </text:span><text:span text:style-name="T67">used </text:span><text:span text:style-name="T68">by researchers and</text:span><text:span text:style-name="T67"> were published and presented at SPLC’13, Tokyo, Japan. </text:span><text:span text:style-name="T68">See </text:span><text:a xlink:type="simple" xlink:href="https://www.student.cs.uwaterloo.ca/~amurashk/index.html#show/project/claferwebtools">https://www.student.cs.uwaterloo.ca/~amurashk/index.html#show/project/claferwebtools</text:a></text:p>
                  </text:list-item>
                </text:list>
              </text:list-item>
              <text:list-item>
                <text:p text:style-name="P21"><text:span text:style-name="T24">Designed a </text:span><text:span text:style-name="T28">real-time operating system kernel and a real-time application on top of that </text:span><text:span text:style-name="T26">(</text:span><text:span text:style-name="T73">C</text:span><text:span text:style-name="T72">, </text:span><text:span text:style-name="T78">ARM </text:span><text:span text:style-name="T73">Assembly language</text:span><text:span text:style-name="T26">):</text:span></text:p>
                <text:list>
                  <text:list-item>
                    <text:p text:style-name="P21"><text:span text:style-name="T28">The project scored high, the application controlled two trains moving around the track with successful collision avoidance</text:span></text:p>
                  </text:list-item>
                  <text:list-item>
                    <text:p text:style-name="P21"><text:span text:style-name="T28">The system could self-restore after hardware controller’</text:span><text:span text:style-name="T32">s</text:span><text:span text:style-name="T28"> reboot</text:span></text:p>
                  </text:list-item>
                </text:list>
              </text:list-item>
              <text:list-item>
                <text:p text:style-name="P20"><text:span text:style-name="T25">Two projects are</text:span><text:span text:style-name="T24"> </text:span><text:span text:style-name="T29">in progress: </text:span></text:p>
                <text:list>
                  <text:list-item>
                    <text:p text:style-name="P5"><text:span text:style-name="T69">E</text:span><text:span text:style-name="T67">arly </text:span><text:span text:style-name="T68">d</text:span><text:span text:style-name="T67">esign </text:span><text:span text:style-name="T68">e</text:span><text:span text:style-name="T67">xploration of </text:span><text:span text:style-name="T68">E/E (e</text:span><text:span text:style-name="T67">lectronic/</text:span><text:span text:style-name="T68">e</text:span><text:span text:style-name="T67">lectric</text:span><text:span text:style-name="T68">)</text:span><text:span text:style-name="T67"> </text:span><text:span text:style-name="T68">a</text:span><text:span text:style-name="T67">rchitectures as </text:span><text:span text:style-name="T68">a </text:span><text:span text:style-name="T67">part </text:span><text:span text:style-name="T65">of NECSIS </text:span><text:span text:style-name="T66">(</text:span><text:a xlink:type="simple" xlink:href="http://www.necsis.ca/">http://www.necsis.ca/</text:a><text:span text:style-name="T66">) </text:span><text:span text:style-name="T67"><text:s/>with General Motors</text:span><text:span text:style-name="T68"> </text:span></text:p>
                  </text:list-item>
                  <text:list-item>
                    <text:p text:style-name="P16"><text:span text:style-name="T29">O</text:span><text:span text:style-name="T24">ptimization of safety level allocation in </text:span><text:span text:style-name="T27">safety-critical components of automotive systems</text:span></text:p>
                  </text:list-item>
                </text:list>
              </text:list-item>
            </text:list>
          </table:table-cell>
        </table:table-row>
        <table:table-row>
          <table:table-cell table:style-name="Таблица3.A2" office:value-type="string">
            <text:p text:style-name="P59"><text:span text:style-name="T61">Oct</text:span><text:span text:style-name="T60"> 201</text:span><text:span text:style-name="T61">3</text:span><text:span text:style-name="T60"> – </text:span><text:span text:style-name="T61">Dec 2013</text:span></text:p>
            <text:p text:style-name="P22"><text:span text:style-name="T61">Pratt &amp; Whitney Canada </text:span></text:p>
            <text:p text:style-name="P12"><text:span text:style-name="T116"/></text:p>
            <text:p text:style-name="P12"><text:span text:style-name="T116">Longueuil, QC, Canada</text:span></text:p>
          </table:table-cell>
          <table:table-cell table:style-name="Таблица3.B2" office:value-type="string">
            <text:p text:style-name="P53"><text:span text:style-name="T114">Research </text:span>Intern</text:p>
            <text:list xml:id="list39693455" text:continue-numbering="true" text:style-name="LS1">
              <text:list-item>
                <text:p text:style-name="P13"><text:span text:style-name="T114">Investigated architectural patterns for modeling system and control software variability </text:span><text:span text:style-name="T120">in</text:span><text:span text:style-name="T114"> product line</text:span><text:span text:style-name="T120">s</text:span></text:p>
                <text:list>
                  <text:list-item>
                    <text:p text:style-name="P23"><text:span text:style-name="T51">As a team, designed a SysML model of engine parts and successfully demonstrated it </text:span><text:span text:style-name="T52">in the company </text:span><text:span text:style-name="T53">as a proof of concept</text:span>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Таблица3.A2" office:value-type="string">
            <text:p text:style-name="P60"><text:span text:style-name="T63">June 2011 </text:span><text:span text:style-name="T64">–</text:span><text:span text:style-name="T63"> Dec 2011</text:span></text:p>
            <text:p text:style-name="P14">Kazakh-British Technical University</text:p>
            <text:p text:style-name="P11"><text:span text:style-name="T120"/></text:p>
            <text:p text:style-name="P11"><text:span text:style-name="T120">Almaty, Kazakhstan</text:span></text:p>
          </table:table-cell>
          <table:table-cell table:style-name="Таблица3.B2" office:value-type="string">
            <text:p text:style-name="P35"><text:span text:style-name="T133">BSc </text:span><text:span text:style-name="T127">Student </text:span><text:span text:style-name="T128">and Senior Specialist</text:span></text:p>
            <text:list xml:id="list7885341446594116672" text:style-name="LS2">
              <text:list-item>
                <text:p text:style-name="P44"><text:span text:style-name="T36">Developed </text:span><text:span text:style-name="T38">software </text:span><text:span text:style-name="T36">components for Microsoft Imagine Cup project: an emergency management system </text:span><text:span text:style-name="T37">with </text:span><text:span text:style-name="T38">drones</text:span><text:span text:style-name="T36"> (</text:span><text:span text:style-name="T74">WPF, </text:span><text:span text:style-name="T75">C#, </text:span><text:span text:style-name="T76">Windows Phone </text:span><text:span text:style-name="T77">7</text:span><text:span text:style-name="T36">)</text:span></text:p>
                <text:list>
                  <text:list-item>
                    <text:p text:style-name="P10"><text:span text:style-name="T127">Top 20 </text:span><text:span text:style-name="T129">at</text:span><text:span text:style-name="T127"> </text:span><text:span text:style-name="T129">Microsoft Imagine Cup </text:span><text:span text:style-name="T127">World </text:span><text:span text:style-name="T129">F</text:span><text:span text:style-name="T127">inals </text:span><text:span text:style-name="T129">2014</text:span><text:span text:style-name="T127">, Australia</text:span></text:p>
                  </text:list-item>
                </text:list>
              </text:list-item>
              <text:list-item>
                <text:p text:style-name="P10">Developed International School of Economics and Social Sciences website (<text:span text:style-name="T131">Drupal CM</text:span><text:span text:style-name="T132">F</text:span><text:span text:style-name="T131">, PHP, Javascript, HTML</text:span>)</text:p>
                <text:list>
                  <text:list-item>
                    <text:p text:style-name="P9"><text:span text:style-name="T116">Was the official school website for three years</text:span></text:p>
                  </text:list-item>
                </text:list>
              </text:list-item>
              <text:list-item>
                <text:p text:style-name="P43"><text:span text:style-name="T6">Created an online file </text:span><text:span text:style-name="T33">and document </text:span><text:span text:style-name="T6">sharing system (</text:span><text:span text:style-name="T70">Zend Framework</text:span><text:span text:style-name="T6">)</text:span></text:p>
                <text:list>
                  <text:list-item>
                    <text:p text:style-name="P17"><text:span text:style-name="T25">Successfully used by faculty and staff for doing paper work</text:span></text:p>
                  </text:list-item>
                </text:list>
              </text:list-item>
            </text:list>
          </table:table-cell>
        </table:table-row>
      </table:table>
      <text:p text:style-name="P63"/>
      <text:p text:style-name="P56">Achievements and Awards</text:p>
      <text:p text:style-name="P5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2012</text:p>
          </table:table-cell>
          <table:table-cell table:style-name="Table2.B1" office:value-type="string">
            <text:p text:style-name="P46"><text:span text:style-name="T70">Microsoft Imagine Cup 2012, local finals</text:span><text:span text:style-name="T71"> – </text:span><text:span text:style-name="T6">1</text:span><text:span text:style-name="T79">st </text:span><text:span text:style-name="T6">place</text:span></text:p>
            <text:p text:style-name="P46"><text:span text:style-name="T70">“Red Diploma” - a diploma with Honours</text:span><text:span text:style-name="T71"> – </text:span><text:span text:style-name="T6">for perfect academic achievements</text:span></text:p>
          </table:table-cell>
        </table:table-row>
        <table:table-row>
          <table:table-cell table:style-name="Table2.A2" office:value-type="string">
            <text:p text:style-name="P34">2011</text:p>
          </table:table-cell>
          <table:table-cell table:style-name="Table2.B2" office:value-type="string">
            <text:p text:style-name="P47"><text:span text:style-name="T70">Android Hackathone competition</text:span><text:span text:style-name="T6">, Almaty Google </text:span><text:span text:style-name="T50">Technology</text:span><text:span text:style-name="T6"> User Group, 1</text:span><text:span text:style-name="T79">st</text:span><text:span text:style-name="T6"> place<text:line-break/></text:span><text:span text:style-name="T70">Microsoft Imagine Cup</text:span><text:span text:style-name="T6">, local final, 2</text:span><text:span text:style-name="T79">nd</text:span><text:span text:style-name="T6"> place<text:line-break/>I</text:span><text:span text:style-name="T70">nternational Student Competitions of IT Projects,</text:span><text:span text:style-name="T6"> Kazakh-British Technical University, “Multimedia technologies and Game Development” nomination – 1</text:span><text:span text:style-name="T79">st</text:span><text:span text:style-name="T6"> degree diploma, “Web Applications and Database Design” nomination – grand prize</text:span></text:p>
          </table:table-cell>
        </table:table-row>
        <table:table-row>
          <table:table-cell table:style-name="Table2.A2" office:value-type="string">
            <text:p text:style-name="P34">2010</text:p>
          </table:table-cell>
          <table:table-cell table:style-name="Table2.B2" office:value-type="string">
            <text:p text:style-name="P46"><text:span text:style-name="T70">International Competitions of IT Projects</text:span><text:span text:style-name="T6">, Kazakh-British Technical University, 3</text:span><text:span text:style-name="T79">rd</text:span><text:span text:style-name="T6"> degree diploma<text:line-break/>The scholarship named after the President N.Nazarbayev for perfect academic achievements</text:span></text:p>
          </table:table-cell>
        </table:table-row>
        <table:table-row>
          <table:table-cell table:style-name="Table2.A2" office:value-type="string">
            <text:p text:style-name="P34">2009</text:p>
          </table:table-cell>
          <table:table-cell table:style-name="Table2.B2" office:value-type="string">
            <text:p text:style-name="P46"><text:span text:style-name="T70">IT Project Competitions,</text:span><text:span text:style-name="T6"> Kazakh-British Technical University, 2</text:span><text:span text:style-name="T79">nd</text:span><text:span text:style-name="T6"> degree diploma</text:span></text:p>
          </table:table-cell>
        </table:table-row>
        <table:table-row>
          <table:table-cell table:style-name="Table2.A2" office:value-type="string">
            <text:p text:style-name="P34">2008</text:p>
          </table:table-cell>
          <table:table-cell table:style-name="Table2.B2" office:value-type="string">
            <text:p text:style-name="P46"><text:span text:style-name="T70">Intel Excellence in Computer Science Award</text:span><text:span text:style-name="T6"> for the project “Paper-based test generating computer application”<text:line-break/></text:span><text:span text:style-name="T70">State Education Grant</text:span><text:span text:style-name="T6"> (scholarship) and </text:span><text:span text:style-name="T70">Golden Medal</text:span><text:span text:style-name="T6"> <text:s/>for perfect academic results<text:line-break/></text:span><text:span text:style-name="T70">“Daryn” Junior Science Competition</text:span><text:span text:style-name="T6">, Computer Science section, 1</text:span><text:span text:style-name="T79">st</text:span><text:span text:style-name="T6"> degree diploma<text:line-break/></text:span><text:span text:style-name="T70">Scientific project competition,</text:span><text:span text:style-name="T6"> the Small Academy of Sciences, 1</text:span><text:span text:style-name="T79">st</text:span><text:span text:style-name="T6"> degree diploma</text:span></text:p>
          </table:table-cell>
        </table:table-row>
      </table:table>
      <text:p text:style-name="P48"/>
      <text:p text:style-name="P26"/>
      <text:p text:style-name="P26">Conferences and Events <text:span text:style-name="T99">A</text:span><text:span text:style-name="T98">ttended</text:span></text:p>
      <text:p text:style-name="P3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9"><text:span text:style-name="T97">1. </text:span>17th International Software Product Line Conference 2013, Tokyo, Japan</text:p>
          </table:table-cell>
          <table:table-cell table:style-name="Таблица4.B1" office:value-type="string">
            <text:p text:style-name="P29"><text:span text:style-name="T100">as </text:span><text:span text:style-name="T112">a </text:span>paper author</text:p>
          </table:table-cell>
        </table:table-row>
        <table:table-row>
          <table:table-cell table:style-name="Таблица4.A2" office:value-type="string">
            <text:p text:style-name="P50"><text:span text:style-name="T97">2. </text:span>Summer School on Cyber-Physical Systems <text:span text:style-name="T84">2013</text:span>, Grenoble, France</text:p>
          </table:table-cell>
          <table:table-cell table:style-name="Таблица4.B2" office:value-type="string">
            <text:p text:style-name="P50"><text:span text:style-name="T101">as </text:span><text:span text:style-name="T112">a </text:span>participant</text:p>
          </table:table-cell>
        </table:table-row>
        <table:table-row>
          <table:table-cell table:style-name="Таблица4.A2" office:value-type="string">
            <text:p text:style-name="P29"><text:span text:style-name="T97">3. </text:span>Microsoft Imagine Cup 2012, World Finals, Sydney, Australia</text:p>
          </table:table-cell>
          <table:table-cell table:style-name="Таблица4.B2" office:value-type="string">
            <text:p text:style-name="P29"><text:span text:style-name="T102">as </text:span><text:span text:style-name="T112">a </text:span><text:span text:style-name="T104">competition </text:span>participant</text:p>
          </table:table-cell>
        </table:table-row>
        <table:table-row>
          <table:table-cell table:style-name="Таблица4.A2" office:value-type="string">
            <text:p text:style-name="P29"><text:span text:style-name="T97">4. </text:span>Google Developer Day 2011, Moscow, Russia</text:p>
          </table:table-cell>
          <table:table-cell table:style-name="Таблица4.B2" office:value-type="string">
            <text:p text:style-name="P33"><text:span text:style-name="T103">as </text:span><text:span text:style-name="T105">a winner of a local </text:span><text:span text:style-name="T106">Hackat</text:span><text:span text:style-name="T111">h</text:span><text:span text:style-name="T106">one </text:span><text:span text:style-name="T107">by </text:span><text:span text:style-name="T126">Google Technology User Groups</text:span></text:p>
          </table:table-cell>
        </table:table-row>
      </table:table>
      <text:p text:style-name="P54"/>
      <text:p text:style-name="P65">Publications</text:p>
      <text:p text:style-name="P62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51"><text:span text:style-name="T62">Murashkin, A.</text:span><text:span text:style-name="T6">, M. Antkiewicz, D. Rayside, and K. Czarnecki, "</text:span><text:span text:style-name="T1">Visualization and Exploration of Optimal Variants in Product Line Engineering</text:span><text:span text:style-name="T6">", Software Product Line Conference, Tokyo, Japan, 2013</text:span></text:p>
          </table:table-cell>
        </table:table-row>
        <table:table-row>
          <table:table-cell table:style-name="Таблица5.A2" office:value-type="string">
            <text:p text:style-name="P51">Antkiewicz, M., K. Bąk, <text:span text:style-name="T82">A. Murashkin</text:span>, R. Olaechea, J. Liang, and K. Czarnecki, "<text:span text:style-name="T80">Clafer Tools for Product Line Engineering</text:span>", Software Product Line Conference, Tokyo, Japan, 2013.</text:p>
          </table:table-cell>
        </table:table-row>
      </table:table>
      <text:p text:style-name="P37"/>
      <text:p text:style-name="P57"><text:span text:style-name="T80">Languages </text:span><text:span text:style-name="T81">and Interests</text:span></text:p>
      <text:p text:style-name="P27"><text:span text:style-name="T80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2"><text:span text:style-name="T41">I can speak </text:span><text:span text:style-name="T6">English fluent</text:span><text:span text:style-name="T41">ly. My native </text:span><text:span text:style-name="T48">language </text:span><text:span text:style-name="T41">is</text:span><text:span text:style-name="T6"> Russian, </text:span><text:span text:style-name="T41">also know some French and German. Like </text:span><text:span text:style-name="T49">b</text:span><text:span text:style-name="T42">oard</text:span><text:span text:style-name="T43"> games, </text:span><text:span text:style-name="T49">c</text:span><text:span text:style-name="T44">hess, </text:span><text:span text:style-name="T49">b</text:span><text:span text:style-name="T45">icycling, </text:span><text:span text:style-name="T49">P</text:span><text:span text:style-name="T46">hysics </text:span><text:span text:style-name="T49">and</text:span><text:span text:style-name="T46"> </text:span><text:span text:style-name="T49">s</text:span><text:span text:style-name="T47">cience </text:span><text:span text:style-name="T49">in general</text:span></text:p>
          </table:table-cell>
        </table:table-row>
      </table:table>
      <text:p text:style-name="P24"><text:span text:style-name="T1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46cm" fo:margin-bottom="1.346cm" fo:margin-left="1.346cm" fo:margin-right="1.346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150</meta:editing-cycles>
    <dc:date>2014-05-05T19:53:40.80</dc:date>
    <meta:editing-duration>PT2H20M37S</meta:editing-duration>
    <meta:print-date>2014-02-05T12:49:33.239000000</meta:print-date>
    <meta:document-statistic meta:table-count="8" meta:image-count="0" meta:object-count="0" meta:page-count="2" meta:paragraph-count="83" meta:word-count="726" meta:character-count="5282" meta:non-whitespace-character-count="4604"/>
  </office:meta>
</office:document-meta>
</file>